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4AD17A4D9F0A443E0A2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640000004AD88FC52DBCACCD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2-title">
      <style:graphic-properties draw:auto-grow-height="true" fo:min-height="2.4cm"/>
    </style:style>
    <style:style style:name="pr4" style:family="presentation" style:parent-style-name="LushGreen2-outline1">
      <style:graphic-properties fo:min-height="11.93cm"/>
    </style:style>
    <style:style style:name="pr5" style:family="presentation" style:parent-style-name="LushGreen2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draw:auto-grow-height="true" fo:min-height="2.4cm"/>
    </style:style>
    <style:style style:name="pr7" style:family="presentation" style:parent-style-name="LushGreen1-outline1">
      <style:graphic-properties fo:min-height="11.93cm"/>
    </style:style>
    <style:style style:name="pr8" style:family="presentation" style:parent-style-name="LushGree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Contillini 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2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Que hicimos?</text:p>
          </draw:text-box>
        </draw:frame>
        <draw:frame presentation:style-name="pr4" draw:layer="layout" svg:width="12.297cm" svg:height="13.886cm" svg:x="1.4cm" svg:y="4.914cm" presentation:class="outline" presentation:user-transformed="true">
          <draw:text-box>
            <text:list text:style-name="L2">
              <text:list-item>
                <text:p>SJF</text:p>
              </text:list-item>
              <text:list-item>
                <text:p>FCFS</text:p>
              </text:list-item>
              <text:list-item>
                <text:p>Priority No Exp</text:p>
              </text:list-item>
              <text:list-item>
                <text:p>Priority Exp</text:p>
              </text:list-item>
              <text:list-item>
                <text:p>RR</text:p>
              </text:list-item>
              <text:list-item>
                <text:p>RR Priority No Exp</text:p>
              </text:list-item>
              <text:list-item>
                <text:p>RR Priority Exp</text:p>
              </text:list-item>
            </text:list>
          </draw:text-box>
        </draw:frame>
        <draw:frame presentation:style-name="pr4" draw:layer="layout" svg:width="12.297cm" svg:height="13.886cm" svg:x="14.313cm" svg:y="4.914cm" presentation:class="outline" presentation:user-transformed="true">
          <draw:text-box>
            <text:list text:style-name="L2">
              <text:list-item>
                <text:p>Configurable</text:p>
              </text:list-item>
              <text:list-item>
                <text:p>Estadísticas</text:p>
              </text:list-item>
              <text:list-item>
                <text:p>Consola</text:p>
              </text:list-item>
              <text:list-item>
                <text:p>File System</text:p>
              </text:list-item>
              <text:list-item>
                <text:p>157 Test</text:p>
                <text:p/>
              </text:list-item>
            </text:list>
          </draw:text-box>
        </draw:frame>
        <draw:frame draw:style-name="gr2" draw:text-style-name="P2" draw:layer="layout" svg:width="11.8cm" svg:height="1.195cm" svg:x="1.4cm" svg:y="3.4cm">
          <draw:text-box>
            <text:p>Schedulers</text:p>
          </draw:text-box>
        </draw:frame>
        <draw:frame draw:style-name="gr2" draw:text-style-name="P2" draw:layer="layout" svg:width="11.8cm" svg:height="1.195cm" svg:x="14.2cm" svg:y="3.4cm">
          <draw:text-box>
            <text:p>Simulador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Pendiente</text:p>
          </draw:text-box>
        </draw:frame>
        <draw:frame presentation:style-name="pr7" draw:layer="layout" svg:width="25.4cm" svg:height="16cm" svg:x="1.2cm" svg:y="4cm" presentation:class="outline" presentation:user-transformed="true">
          <draw:text-box>
            <text:list text:style-name="L2">
              <text:list-item>
                <text:p>Asignación continua (FF, BF, WF)</text:p>
              </text:list-item>
              <text:list-item>
                <text:p>Instrucciones reales (MOV, ADD, JMP, etc)</text:p>
              </text:list-item>
              <text:list-item>
                <text:p>Instrucción: definir variable</text:p>
              </text:list-item>
              <text:list-item>
                <text:p>Usuarios (grupos de usuarios)</text:p>
              </text:list-item>
              <text:list-item>
                <text:p>Seguridad (permisos de grupo, permiso de carpe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4:54:34.197298074</meta:creation-date>
    <meta:editing-duration>PT9M58S</meta:editing-duration>
    <meta:editing-cycles>2</meta:editing-cycles>
    <meta:generator>LibreOffice/6.0.5.2$Linux_X86_64 LibreOffice_project/00m0$Build-2</meta:generator>
    <dc:title>Lush Green</dc:title>
    <dc:date>2018-07-03T15:48:12.468403750</dc:date>
    <meta:document-statistic meta:object-count="68"/>
  </office:meta>
</office:document-meta>
</file>